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8e5d"/>
    </style:style>
    <style:style style:name="T1" style:family="text">
      <style:text-properties officeooo:rsid="00128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lcolo nutrienti</text:span></text:p>
      <text:p text:style-name="P1"/>
      <text:p text:style-name="P1"><text:a xlink:type="simple" xlink:href="https://www.youtube.com/watch?v=Ki8hsIDlFrQ&amp;t=17s" text:style-name="Internet_20_link" text:visited-style-name="Visited_20_Internet_20_Link">https://www.youtube.com/watch?v=Ki8hsIDlFrQ&amp;t=17s</text:a></text:p>
      <text:p text:style-name="P1"/>
      <text:p text:style-name="Standard"><text:a xlink:type="simple" xlink:href="https://www.dropbox.com/s/r1u3xaktecdcygm/CalcoloNutrientiSemplice.ods?dl=0" text:style-name="Internet_20_link" text:visited-style-name="Visited_20_Internet_20_Link">https://www.dropbox.com/s/r1u3xaktecdcygm/CalcoloNutrientiSemplice.ods?dl=0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5T11:55:30.048000000</dc:date>
    <meta:editing-duration>PT23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" meta:word-count="4" meta:character-count="141" meta:non-whitespace-character-count="140"/>
  </office:meta>
</office:document-meta>
</file>